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784cm" fo:min-width="3.79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03cm" fo:min-width="4.99cm" fo:padding-top="0.151cm" fo:padding-bottom="0.151cm" fo:padding-left="0.276cm" fo:padding-right="0.276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b66c" draw:textarea-horizontal-align="justify" draw:textarea-vertical-align="middle" draw:auto-grow-height="false" fo:min-height="0.375cm" fo:min-width="5.011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8e86ae" draw:textarea-horizontal-align="justify" draw:textarea-vertical-align="middle" draw:auto-grow-height="false" fo:min-height="0.375cm" fo:min-width="5.011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548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b66c"/>
      <style:paragraph-properties fo:text-align="center"/>
    </style:style>
    <style:style style:name="P5" style:family="paragraph">
      <loext:graphic-properties draw:fill-color="#8e86ae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349cm" svg:height="3.086cm" svg:x="0.366cm" svg:y="5.096cm">
            <text:p text:style-name="P1">Service A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349cm" svg:height="3.086cm" svg:x="10.085cm" svg:y="5.096cm">
            <text:p text:style-name="P1">Service A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541cm" svg:height="5.331cm" svg:x="4.63cm" svg:y="12.49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4" draw:layer="layout" svg:width="5.545cm" svg:height="0.659cm" svg:x="4.617cm" svg:y="14.06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545cm" svg:height="0.659cm" svg:x="4.617cm" svg:y="15.33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2.683cm" svg:y1="14.415cm" svg:x2="4.586cm" svg:y2="14.415cm">
            <text:p/>
          </draw:line>
          <draw:line draw:style-name="gr5" draw:text-style-name="P3" draw:layer="layout" svg:x1="12.07cm" svg:y1="15.679cm" svg:x2="10.167cm" svg:y2="15.679cm">
            <text:p/>
          </draw:line>
          <draw:line draw:style-name="gr6" draw:text-style-name="P3" draw:layer="layout" svg:x1="2.697cm" svg:y1="14.419cm" svg:x2="2.697cm" svg:y2="8.188cm">
            <text:p/>
          </draw:line>
          <draw:line draw:style-name="gr6" draw:text-style-name="P3" draw:layer="layout" svg:x1="12.072cm" svg:y1="15.67cm" svg:x2="12.072cm" svg:y2="8.158cm">
            <text:p/>
          </draw:line>
          <draw:line draw:style-name="gr5" draw:text-style-name="P3" draw:layer="layout" svg:x1="2.657cm" svg:y1="2.74cm" svg:x2="2.657cm" svg:y2="5.107cm">
            <text:p/>
          </draw:line>
          <draw:line draw:style-name="gr5" draw:text-style-name="P3" draw:layer="layout" svg:x1="12.182cm" svg:y1="2.74cm" svg:x2="12.182cm" svg:y2="5.107cm">
            <text:p/>
          </draw:line>
          <draw:frame draw:style-name="gr7" draw:text-style-name="P7" draw:layer="layout" svg:width="3.061cm" svg:height="1.039cm" svg:x="5.873cm" svg:y="3.159cm">
            <draw:text-box>
              <text:p text:style-name="P6"><text:span text:style-name="T1">at the same tim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14:53:06.392234554</meta:creation-date>
    <dc:date>2020-01-28T16:41:37.352142504</dc:date>
    <meta:editing-duration>PT1H48M30S</meta:editing-duration>
    <meta:editing-cycles>2</meta:editing-cycles>
    <meta:generator>LibreOffice/6.1.5.2$MacOSX_X86_64 LibreOffice_project/90f8dcf33c87b3705e78202e3df5142b201bd805</meta:generator>
    <meta:document-statistic meta:object-count="13"/>
  </office:meta>
</office:document-meta>
</file>